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draw:style-name="a381" draw:name="Afbeelding 3" svg:x="0.66881in" svg:y="2.72626in" svg:width="1.25521in" svg:height="1.08854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title/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esentatie</dc:title>
    <meta:initial-creator>Andre Jochems</meta:initial-creator>
    <dc:creator>Andre Jochems</dc:creator>
    <meta:creation-date>2016-01-20T09:21:16Z</meta:creation-date>
    <dc:date>2016-01-20T11:32:05Z</dc:date>
    <meta:editing-cycles>1</meta:editing-cycles>
    <meta:editing-duration>PT7785S</meta:editing-duration>
    <meta:document-statistic meta:paragraph-count="0" meta:word-count="0"/>
  </office:meta>
</office:document-meta>
</file>